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8P8C Pin</text:p>
          </table:table-cell>
          <table:table-cell table:style-name="Default" office:value-type="string">
            <text:p>8P8C Color</text:p>
          </table:table-cell>
          <table:table-cell office:value-type="string">
            <text:p>Group</text:p>
          </table:table-cell>
          <table:table-cell office:value-type="string">
            <text:p>Func</text:p>
          </table:table-cell>
          <table:table-cell office:value-type="string">
            <text:p>Robot Stripe Color</text:p>
          </table:table-cell>
          <table:table-cell office:value-type="string">
            <text:p>8 Pin Di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/w</text:p>
          </table:table-cell>
          <table:table-cell office:value-type="string">
            <text:p>Encoder</text:p>
          </table:table-cell>
          <table:table-cell office:value-type="string">
            <text:p>V+</text:p>
          </table:table-cell>
          <table:table-cell table:style-name="ce5" office:value-type="string">
            <text:p>Red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 </text:p>
          </table:table-cell>
          <table:table-cell office:value-type="string">
            <text:p>Encoder</text:p>
          </table:table-cell>
          <table:table-cell office:value-type="string">
            <text:p>Comm</text:p>
          </table:table-cell>
          <table:table-cell table:style-name="ce6" office:value-type="string">
            <text:p>Black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Encoder</text:p>
          </table:table-cell>
          <table:table-cell office:value-type="string">
            <text:p>B</text:p>
          </table:table-cell>
          <table:table-cell table:style-name="ce7" office:value-type="string">
            <text:p>Yellow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office:value-type="string">
            <text:p>Encoder</text:p>
          </table:table-cell>
          <table:table-cell office:value-type="string">
            <text:p>I</text:p>
          </table:table-cell>
          <table:table-cell table:style-name="ce2" office:value-type="string">
            <text:p>Gre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Encoder</text:p>
          </table:table-cell>
          <table:table-cell office:value-type="string">
            <text:p>A</text:p>
          </table:table-cell>
          <table:table-cell table:style-name="ce3" office:value-type="string">
            <text:p>Bl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office:value-type="string">
            <text:p>Limit</text:p>
          </table:table-cell>
          <table:table-cell office:value-type="string">
            <text:p>V+</text:p>
          </table:table-cell>
          <table:table-cell table:style-name="ce5" office:value-type="string">
            <text:p>Re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br/w</text:p>
          </table:table-cell>
          <table:table-cell office:value-type="string">
            <text:p>Limit</text:p>
          </table:table-cell>
          <table:table-cell office:value-type="string">
            <text:p>Comm</text:p>
          </table:table-cell>
          <table:table-cell table:style-name="ce6" office:value-type="string">
            <text:p>Black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br</text:p>
          </table:table-cell>
          <table:table-cell office:value-type="string">
            <text:p>Limit</text:p>
          </table:table-cell>
          <table:table-cell office:value-type="string">
            <text:p>Signal</text:p>
          </table:table-cell>
          <table:table-cell table:style-name="ce2" office:value-type="string">
            <text:p>Green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Stepp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/w</text:p>
          </table:table-cell>
          <table:table-cell office:value-type="string">
            <text:p>Groun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 </text:p>
          </table:table-cell>
          <table:table-cell office:value-type="string">
            <text:p>Step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/w</text:p>
          </table:table-cell>
          <table:table-cell office:value-type="string">
            <text:p>Ground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l</text:p>
          </table:table-cell>
          <table:table-cell office:value-type="string">
            <text:p>Directio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l/w</text:p>
          </table:table-cell>
          <table:table-cell office:value-type="string">
            <text:p>Ground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office:value-type="string">
            <text:p>Enabl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06/22/2022</text:date>, <text:time>16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9:58:25.229973201</meta:creation-date>
    <dc:date>2022-06-22T16:23:16</dc:date>
    <meta:editing-duration>PT53M37S</meta:editing-duration>
    <meta:editing-cycles>3</meta:editing-cycles>
    <meta:generator>OpenOffice/4.1.8$Unix OpenOffice.org_project/418m3$Build-9803</meta:generator>
    <dc:creator>Eric Busboom</dc:creator>
    <meta:document-statistic meta:table-count="1" meta:cell-count="73" meta:object-count="0"/>
  </office:meta>
</office:document-meta>
</file>